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fo:text-align="justify" style:justify-single-word="false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fo:background-color="#ffffff"/>
    </style:style>
    <style:style style:name="P5" style:family="paragraph" style:parent-style-name="Standard">
      <style:paragraph-properties style:line-height-at-least="0.198in"/>
      <style:text-properties fo:color="#0000ff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ff" fo:background-color="#ffffff"/>
    </style:style>
    <style:style style:name="P7" style:family="paragraph" style:parent-style-name="Standard">
      <style:paragraph-properties style:line-height-at-least="0.198in"/>
      <style:text-properties fo:color="#008000" fo:background-color="#ffffff"/>
    </style:style>
    <style:style style:name="P8" style:family="paragraph" style:parent-style-name="normal">
      <style:paragraph-properties fo:text-align="center" style:justify-single-word="false"/>
    </style:style>
    <style:style style:name="P9" style:family="paragraph" style:parent-style-name="normal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normal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 fo:text-align="justify" style:justify-single-word="false"/>
      <style:text-properties officeooo:paragraph-rsid="001ffc71"/>
    </style:style>
    <style:style style:name="P16" style:family="paragraph" style:parent-style-name="normal">
      <style:paragraph-properties fo:text-align="justify" style:justify-single-word="false"/>
      <style:text-properties fo:font-weight="bold" officeooo:paragraph-rsid="001ffc71" style:font-weight-asian="bold" style:font-weight-complex="bold"/>
    </style:style>
    <style:style style:name="P17" style:family="paragraph" style:parent-style-name="normal">
      <style:text-properties fo:font-size="12pt" fo:font-weight="normal" officeooo:rsid="001b9c78" officeooo:paragraph-rsid="001b9c78" style:font-size-asian="12pt" style:font-weight-asian="normal" style:font-size-complex="12pt" style:font-weight-complex="normal"/>
    </style:style>
    <style:style style:name="P18" style:family="paragraph" style:parent-style-name="normal">
      <style:paragraph-properties fo:text-align="justify" style:justify-single-word="false"/>
      <style:text-properties fo:font-size="12pt" fo:font-weight="normal" officeooo:paragraph-rsid="001ffc71" style:font-size-asian="12pt" style:font-weight-asian="normal" style:font-size-complex="12pt" style:font-weight-complex="normal"/>
    </style:style>
    <style:style style:name="P19" style:family="paragraph" style:parent-style-name="normal">
      <style:paragraph-properties fo:text-align="justify" style:justify-single-word="false"/>
      <style:text-properties fo:font-size="12pt" fo:font-weight="bold" officeooo:paragraph-rsid="001ffc71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justify" style:justify-single-word="false"/>
      <style:text-properties officeooo:rsid="001bc3db" officeooo:paragraph-rsid="001bc3db"/>
    </style:style>
    <style:style style:name="P21" style:family="paragraph" style:parent-style-name="normal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2" style:family="paragraph" style:parent-style-name="normal">
      <style:paragraph-properties fo:margin-left="3in" fo:margin-right="0in" fo:text-indent="0in" style:auto-text-indent="false"/>
    </style:style>
    <style:style style:name="P23" style:family="paragraph" style:parent-style-name="normal">
      <style:paragraph-properties fo:margin-left="4in" fo:margin-right="0in" fo:text-indent="0.5in" style:auto-text-indent="false"/>
    </style:style>
    <style:style style:name="P24" style:family="paragraph" style:parent-style-name="normal">
      <style:paragraph-properties fo:margin-left="4in" fo:margin-right="0in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normal" style:list-style-name="WWNum1">
      <style:paragraph-properties fo:margin-top="0in" fo:margin-bottom="0in" loext:contextual-spacing="true"/>
    </style:style>
    <style:style style:name="P26" style:family="paragraph" style:parent-style-name="normal" style:list-style-name="WWNum2">
      <style:paragraph-properties fo:margin-left="0.4925in" fo:margin-right="0in" fo:text-align="justify" style:justify-single-word="false" fo:text-indent="-0.25in" style:auto-text-indent="false" fo:padding="0in" fo:border="none"/>
    </style:style>
    <style:style style:name="P27" style:family="paragraph" style:parent-style-name="normal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b509f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officeooo:rsid="001b509f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ffc71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style="normal" style:text-underline-style="none" officeooo:rsid="001d32c0" style:font-name-asian="Times New Roman1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weight="bold" style:font-name-asian="Times New Roman1" style:font-weight-asian="bold" style:font-name-complex="Times New Roman1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officeooo:rsid="001ffc71" style:font-name-asian="Times New Roman1" style:font-name-complex="Times New Roman1"/>
    </style:style>
    <style:style style:name="T12" style:family="text">
      <style:text-properties style:font-name="Droid Sans Mono" fo:font-size="10.5pt" fo:font-weight="normal"/>
    </style:style>
    <style:style style:name="T13" style:family="text">
      <style:text-properties fo:color="#0000ff"/>
    </style:style>
    <style:style style:name="T14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fo:color="#0000ff" style:font-name="Droid Sans Mono" fo:font-size="10.5pt" fo:font-weight="normal"/>
    </style:style>
    <style:style style:name="T16" style:family="text">
      <style:text-properties fo:color="#a31515"/>
    </style:style>
    <style:style style:name="T17" style:family="text">
      <style:text-properties fo:color="#a31515"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a31515" style:font-name="Droid Sans Mono" fo:font-size="10.5pt" fo:font-weight="normal"/>
    </style:style>
    <style:style style:name="T19" style:family="text">
      <style:text-properties fo:color="#000000" fo:background-color="#ffffff" loext:char-shading-value="0"/>
    </style:style>
    <style:style style:name="T20" style:family="text">
      <style:text-properties fo:color="#000000" style:font-name="Droid Sans Mono" fo:font-size="10.5pt" fo:font-weight="normal" fo:background-color="#ffffff" loext:char-shading-value="0"/>
    </style:style>
    <style:style style:name="T21" style:family="text">
      <style:text-properties fo:color="#09885a"/>
    </style:style>
    <style:style style:name="T22" style:family="text">
      <style:text-properties fo:color="#09885a" style:font-name="Droid Sans Mono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9"/>
      <text:p text:style-name="P8"><text:span text:style-name="T1">Факультет «Информационные технологии и прикладная математика»</text:span></text:p>
      <text:p text:style-name="P8"><text:span text:style-name="T1">Кафедра «Вычислительная математика и программирование»</text:span></text:p>
      <text:p text:style-name="P10"/>
      <text:p text:style-name="P9"/>
      <text:p text:style-name="P9"/>
      <text:p text:style-name="P9"/>
      <text:p text:style-name="P9"/>
      <text:p text:style-name="P8"><text:span text:style-name="T3">Лабораторная работа №</text:span><text:span text:style-name="T4">1</text:span></text:p>
      <text:p text:style-name="P8"><text:span text:style-name="T3">по курсу «Параллельная обработка данных»</text:span></text:p>
      <text:p text:style-name="P12"/>
      <text:p text:style-name="P12"/>
      <text:p text:style-name="P12"/>
      <text:p text:style-name="P8"><text:span text:style-name="T3">Освоение программного обеспечения для работы с технологией CUDA.</text:span></text:p>
      <text:p text:style-name="P8"><text:span text:style-name="T3"/></text:p>
      <text:p text:style-name="P8"><text:span text:style-name="T3">Примитивные операции над векторами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pan text:style-name="T1">Выполнил: </text:span><text:span text:style-name="T2">А.Т. Бахарев</text:span></text:p>
      <text:p text:style-name="P22"><text:span text:style-name="T1">Группа: 8О-406Б</text:span></text:p>
      <text:p text:style-name="P22"><text:span text:style-name="T1">Преподаватели: <text:s/>К.Г. Крашенинников,</text:span></text:p>
      <text:p text:style-name="P23"><text:span text:style-name="T1">А.Ю. Морозов</text:span></text:p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">Москва, 2019</text:span></text:p>
      <text:p text:style-name="normal"><text:soft-page-break/><text:span text:style-name="T3">Условие</text:span></text:p>
      <text:list xml:id="list1924072324" text:style-name="WWNum1">
        <text:list-item>
          <text:p text:style-name="P25">Ознакомление и установка программного обеспечения для</text:p>
          <text:p text:style-name="P25">работы с программно-аппаратной архитектурой параллельных вычислений(CUDA).</text:p>
          <text:p text:style-name="P25">Реализация одной из примитивных операций над векторами.</text:p>
        </text:list-item>
        <text:list-item>
          <text:p text:style-name="P25"><text:span text:style-name="T5">Вариант 5. Поэлементное нахождение максимума векторов.</text:span></text:p>
        </text:list-item>
      </text:list>
      <text:p text:style-name="P13"/>
      <text:p text:style-name="P14"><text:span text:style-name="T3">Программное и аппаратное обеспечение</text:span></text:p>
      <text:p text:style-name="P14"><text:span text:style-name="T3"/></text:p>
      <text:p text:style-name="P19"><text:span text:style-name="T10">GPU: </text:span></text:p>
      <text:p text:style-name="P18"><text:span text:style-name="T10">Название: GeForce GTX </text:span><text:span text:style-name="T11">750TI</text:span></text:p>
      <text:p text:style-name="P18"><text:span text:style-name="T10">Compute apability: 6.1 </text:span></text:p>
      <text:p text:style-name="P18"><text:span text:style-name="T10">Графическая память: 2075328512 </text:span></text:p>
      <text:p text:style-name="P18"><text:span text:style-name="T10">Разделяемая память: 49152 </text:span></text:p>
      <text:p text:style-name="P18"><text:span text:style-name="T10">Константная память: 65536 </text:span></text:p>
      <text:p text:style-name="P18"><text:span text:style-name="T10">Количество регистров на блок: 65536 </text:span></text:p>
      <text:p text:style-name="P18"><text:span text:style-name="T10">Максимальное количество блоков: (2147483647, 65535, 65535) </text:span></text:p>
      <text:p text:style-name="P18"><text:span text:style-name="T10">Максимальное количество нитей: (1024, 1024, 64) </text:span></text:p>
      <text:p text:style-name="P18"><text:span text:style-name="T10">Количество мультипроцессоров: 10</text:span></text:p>
      <text:p text:style-name="P18"><text:span text:style-name="T3"/></text:p>
      <text:p text:style-name="P16"><text:span text:style-name="T5">Сведения о системе: </text:span></text:p>
      <text:p text:style-name="P15"><text:span text:style-name="T5"><text:tab/>Процессор: </text:span><text:span text:style-name="T6">AMD FX-8320 3.5Ghz</text:span></text:p>
      <text:p text:style-name="P15"><text:span text:style-name="T6"><text:tab/></text:span><text:span text:style-name="T5">Оперативная память: 16Gb </text:span></text:p>
      <text:p text:style-name="P15"><text:span text:style-name="T5"><text:tab/>HDD: 1Tb </text:span></text:p>
      <text:p text:style-name="P15"><text:span text:style-name="T5"><text:tab/>Операционная система: Ubuntu 18.04 </text:span></text:p>
      <text:p text:style-name="P15"><text:span text:style-name="T5"><text:tab/>IDE: </text:span><text:span text:style-name="T6">VSC</text:span><text:span text:style-name="T5"> </text:span></text:p>
      <text:p text:style-name="P15"><text:span text:style-name="T5"><text:tab/>Компилятор: nvcc</text:span></text:p>
      <text:p text:style-name="P15"><text:span text:style-name="T5"><text:line-break/></text:span></text:p>
      <text:p text:style-name="normal"><text:span text:style-name="T3">Метод решения</text:span></text:p>
      <text:p text:style-name="P20"><text:span text:style-name="T5">Введем данные 2х массивов в оперативную память. Затем перенесем их на видеопамять. Также, выделим там же память под результат нахождения максимумов двух массивов. Запустим ядро, которое будет пробегать по всем элементам массива, находить наибольшее и записывать его в результирующий массив. После вычисления, для обработки результатов, перенесем данные с видеопамяти на память оперативную. Выведем полученные значения максимумов.</text:span></text:p>
      <text:p text:style-name="P9"/>
      <text:p text:style-name="normal"><text:span text:style-name="T3">Описание программы</text:span></text:p>
      <text:p text:style-name="P17"><text:span text:style-name="T10">На i-ую позицию ставим максимум из i-ых элементов</text:span></text:p>
      <text:p text:style-name="P17"><text:span text:style-name="T10"/></text:p>
      <text:p text:style-name="P3"><text:span text:style-name="T14">#include </text:span><text:span text:style-name="T17">&lt;iostream&gt;</text:span></text:p>
      <text:p text:style-name="P2"><text:span text:style-name="T13">#include </text:span><text:span text:style-name="T16">&lt;iomanip&gt;</text:span></text:p>
      <text:p text:style-name="P1"/>
      <text:p text:style-name="P2"><text:span text:style-name="T13">using</text:span> ll = <text:span text:style-name="T13">long</text:span> <text:span text:style-name="T13">long</text:span>;</text:p>
      <text:p text:style-name="P5">#define CSC(call)                   \</text:p>
      <text:p text:style-name="P5">do {                                \</text:p>
      <text:p text:style-name="P4"><text:span text:style-name="T13">    </text:span><text:span text:style-name="T15">cudaError_t res </text:span><text:span text:style-name="T12">=</text:span><text:span text:style-name="T15"> call;         \</text:span></text:p>
      <text:p text:style-name="P4"><text:span text:style-name="T13">    </text:span><text:span text:style-name="T15">if (res </text:span><text:span text:style-name="T12">!=</text:span><text:span text:style-name="T15"> cudaSuccess) {       \</text:span></text:p>
      <text:p text:style-name="P4"><text:span text:style-name="T13">        </text:span><text:span text:style-name="T15">fprintf(stderr, </text:span><text:span text:style-name="T18">"ERROR in %s:%d. Message: %s\n"</text:span><text:span text:style-name="T15">,            \</text:span></text:p>
      <text:p text:style-name="P6"><text:soft-page-break/>                <text:span text:style-name="T12">__FILE__, __LINE__, cudaGetErrorString(res));       \</text:span></text:p>
      <text:p text:style-name="P4"><text:span text:style-name="T13">        </text:span><text:span text:style-name="T15">exit(</text:span><text:span text:style-name="T22">0</text:span><text:span text:style-name="T15">);                    \</text:span></text:p>
      <text:p text:style-name="P6">    <text:span text:style-name="T12">}                               \</text:span></text:p>
      <text:p text:style-name="P2"><text:span text:style-name="T13">} while(</text:span><text:span text:style-name="T21">0</text:span><text:span text:style-name="T13">)</text:span></text:p>
      <text:p text:style-name="P2"><text:span text:style-name="T13"/></text:p>
      <text:p text:style-name="P2"><text:span text:style-name="T13">__global__</text:span> <text:span text:style-name="T13">void</text:span> RunOnGPU(<text:span text:style-name="T13">const</text:span> <text:span text:style-name="T13">double</text:span>* arr1, <text:span text:style-name="T13">const</text:span> <text:span text:style-name="T13">double</text:span>* arr2, <text:span text:style-name="T13">double</text:span>* result, <text:span text:style-name="T13">const</text:span> ll size)</text:p>
      <text:p text:style-name="P2">{</text:p>
      <text:p text:style-name="P4">    <text:span text:style-name="T15">int</text:span><text:span text:style-name="T12"> idx = </text:span><text:span text:style-name="T15">threadIdx</text:span><text:span text:style-name="T12">.x + </text:span><text:span text:style-name="T15">blockIdx</text:span><text:span text:style-name="T12">.x * </text:span><text:span text:style-name="T15">blockDim</text:span><text:span text:style-name="T12">.x;</text:span></text:p>
      <text:p text:style-name="P4">    <text:span text:style-name="T15">int</text:span><text:span text:style-name="T12"> offset = </text:span><text:span text:style-name="T15">blockDim</text:span><text:span text:style-name="T12">.x * </text:span><text:span text:style-name="T15">gridDim</text:span><text:span text:style-name="T12">.x;</text:span></text:p>
      <text:p text:style-name="P4">    <text:span text:style-name="T15">while</text:span><text:span text:style-name="T12"> (idx &lt; size)</text:span></text:p>
      <text:p text:style-name="P4">    <text:span text:style-name="T12">{</text:span></text:p>
      <text:p text:style-name="P4">        <text:span text:style-name="T12">result[idx] = (arr1[idx] &gt; arr2[idx] ? arr1[idx] : arr2[idx]);</text:span></text:p>
      <text:p text:style-name="P4">        <text:span text:style-name="T12">idx += offset;</text:span></text:p>
      <text:p text:style-name="P4">    <text:span text:style-name="T12">}</text:span></text:p>
      <text:p text:style-name="P2">}</text:p>
      <text:p text:style-name="P1"/>
      <text:p text:style-name="P2"><text:span text:style-name="T13">int</text:span> main()</text:p>
      <text:p text:style-name="P2">{</text:p>
      <text:p text:style-name="P4">    <text:span text:style-name="T12">ll n;</text:span></text:p>
      <text:p text:style-name="P4">    <text:span text:style-name="T15">double</text:span><text:span text:style-name="T12">* arr1;</text:span></text:p>
      <text:p text:style-name="P4">    <text:span text:style-name="T15">double</text:span><text:span text:style-name="T12">* arr2;</text:span></text:p>
      <text:p text:style-name="P4">    <text:span text:style-name="T12">scanf(</text:span><text:span text:style-name="T18">"%lli"</text:span><text:span text:style-name="T12">, &amp;n);</text:span></text:p>
      <text:p text:style-name="P4">    <text:span text:style-name="T15">if</text:span><text:span text:style-name="T12"> (n &lt; </text:span><text:span text:style-name="T22">0</text:span><text:span text:style-name="T12">)</text:span></text:p>
      <text:p text:style-name="P4">    <text:span text:style-name="T12">{</text:span></text:p>
      <text:p text:style-name="P4">        <text:span text:style-name="T12">printf(</text:span><text:span text:style-name="T18">"ERROR: negative size of vectors. Exit\n"</text:span><text:span text:style-name="T12">);</text:span></text:p>
      <text:p text:style-name="P4">        <text:span text:style-name="T15">return</text:span><text:span text:style-name="T12"> </text:span><text:span text:style-name="T22">0</text:span><text:span text:style-name="T12">;</text:span></text:p>
      <text:p text:style-name="P4">    <text:span text:style-name="T12">}</text:span></text:p>
      <text:p text:style-name="P4">    <text:span text:style-name="T12">arr1 = (</text:span><text:span text:style-name="T15">double</text:span><text:span text:style-name="T12">*)(malloc(n * </text:span><text:span text:style-name="T15">sizeof</text:span><text:span text:style-name="T12">(</text:span><text:span text:style-name="T15">double</text:span><text:span text:style-name="T12">)));</text:span></text:p>
      <text:p text:style-name="P4">    <text:span text:style-name="T12">arr2 = (</text:span><text:span text:style-name="T15">double</text:span><text:span text:style-name="T12">*)(malloc(n * </text:span><text:span text:style-name="T15">sizeof</text:span><text:span text:style-name="T12">(</text:span><text:span text:style-name="T15">double</text:span><text:span text:style-name="T12">)));</text:span></text:p>
      <text:p text:style-name="P4">    <text:span text:style-name="T15">for</text:span><text:span text:style-name="T12"> (</text:span><text:span text:style-name="T15">int</text:span><text:span text:style-name="T12"> i = </text:span><text:span text:style-name="T22">0</text:span><text:span text:style-name="T12">; i &lt; n; ++i)</text:span></text:p>
      <text:p text:style-name="P4">    <text:span text:style-name="T12">{</text:span></text:p>
      <text:p text:style-name="P4">        <text:span text:style-name="T12">scanf(</text:span><text:span text:style-name="T18">"%lf"</text:span><text:span text:style-name="T12">, &amp;arr1[i]);</text:span></text:p>
      <text:p text:style-name="P4">    <text:span text:style-name="T12">}</text:span></text:p>
      <text:p text:style-name="P1"/>
      <text:p text:style-name="P4">    <text:span text:style-name="T15">for</text:span><text:span text:style-name="T12"> (</text:span><text:span text:style-name="T15">int</text:span><text:span text:style-name="T12"> i = </text:span><text:span text:style-name="T22">0</text:span><text:span text:style-name="T12">; i &lt; n; ++i)</text:span></text:p>
      <text:p text:style-name="P4">    <text:span text:style-name="T12">{</text:span></text:p>
      <text:p text:style-name="P4">        <text:span text:style-name="T12">scanf(</text:span><text:span text:style-name="T18">"%lf"</text:span><text:span text:style-name="T12">, &amp;arr2[i]);</text:span></text:p>
      <text:p text:style-name="P4">    <text:span text:style-name="T12">}</text:span></text:p>
      <text:p text:style-name="P7"/>
      <text:p text:style-name="P4">    <text:span text:style-name="T15">double</text:span><text:span text:style-name="T12">* dev_arr1;</text:span></text:p>
      <text:p text:style-name="P4">    <text:span text:style-name="T15">double</text:span><text:span text:style-name="T12">* dev_arr2;</text:span></text:p>
      <text:p text:style-name="P4">    <text:span text:style-name="T15">double</text:span><text:span text:style-name="T12">* result_on_gpu;</text:span></text:p>
      <text:p text:style-name="P1"/>
      <text:p text:style-name="P4">    <text:span text:style-name="T12">CSC(cudaMalloc(&amp;dev_arr1, </text:span><text:span text:style-name="T15">sizeof</text:span><text:span text:style-name="T12">(</text:span><text:span text:style-name="T15">double</text:span><text:span text:style-name="T12">) * n));</text:span></text:p>
      <text:p text:style-name="P4">    <text:span text:style-name="T12">CSC(cudaMalloc(&amp;dev_arr2, </text:span><text:span text:style-name="T15">sizeof</text:span><text:span text:style-name="T12">(</text:span><text:span text:style-name="T15">double</text:span><text:span text:style-name="T12">) * n));</text:span></text:p>
      <text:p text:style-name="P4">    <text:span text:style-name="T12">CSC(cudaMalloc(&amp;result_on_gpu, </text:span><text:span text:style-name="T15">sizeof</text:span><text:span text:style-name="T12">(</text:span><text:span text:style-name="T15">double</text:span><text:span text:style-name="T12">) * n));</text:span></text:p>
      <text:p text:style-name="P1"/>
      <text:p text:style-name="P4"><text:soft-page-break/>    <text:span text:style-name="T12">CSC(cudaMemcpy(dev_arr1, arr1, </text:span><text:span text:style-name="T15">sizeof</text:span><text:span text:style-name="T12">(</text:span><text:span text:style-name="T15">double</text:span><text:span text:style-name="T12">) * n, cudaMemcpyHostToDevice));</text:span></text:p>
      <text:p text:style-name="P4">    <text:span text:style-name="T12">CSC(cudaMemcpy(dev_arr2, arr2, </text:span><text:span text:style-name="T15">sizeof</text:span><text:span text:style-name="T12">(</text:span><text:span text:style-name="T15">double</text:span><text:span text:style-name="T12">) * n, cudaMemcpyHostToDevice));</text:span></text:p>
      <text:p text:style-name="P1"/>
      <text:p text:style-name="P4">    <text:span text:style-name="T12">RunOnGPU &lt;&lt; &lt;</text:span><text:span text:style-name="T22">256</text:span><text:span text:style-name="T12">, </text:span><text:span text:style-name="T22">256</text:span><text:span text:style-name="T12"> &gt;&gt; &gt; (dev_arr1, dev_arr2, result_on_gpu, n);</text:span></text:p>
      <text:p text:style-name="P1"/>
      <text:p text:style-name="P4">    <text:span text:style-name="T15">double</text:span><text:span text:style-name="T12">* result_on_cpu = (</text:span><text:span text:style-name="T15">double</text:span><text:span text:style-name="T12">*)malloc(</text:span><text:span text:style-name="T15">sizeof</text:span><text:span text:style-name="T12">(</text:span><text:span text:style-name="T15">double</text:span><text:span text:style-name="T12">) * n);</text:span></text:p>
      <text:p text:style-name="P1"/>
      <text:p text:style-name="P4">    <text:span text:style-name="T12">CSC(cudaMemcpy(result_on_cpu, result_on_gpu, </text:span><text:span text:style-name="T15">sizeof</text:span><text:span text:style-name="T12">(</text:span><text:span text:style-name="T15">double</text:span><text:span text:style-name="T12">) * n, cudaMemcpyDeviceToHost));</text:span></text:p>
      <text:p text:style-name="P1"/>
      <text:p text:style-name="P4">    <text:span text:style-name="T12">CSC(cudaGetLastError());</text:span></text:p>
      <text:p text:style-name="P1"/>
      <text:p text:style-name="P4">    <text:span text:style-name="T15">for</text:span><text:span text:style-name="T12"> (ll i = </text:span><text:span text:style-name="T22">0</text:span><text:span text:style-name="T12">; i &lt; n; ++i)</text:span></text:p>
      <text:p text:style-name="P4">    <text:span text:style-name="T12">{</text:span></text:p>
      <text:p text:style-name="P4">        <text:span text:style-name="T12">std::cout &lt;&lt; std::fixed &lt;&lt; std::scientific;</text:span></text:p>
      <text:p text:style-name="P1"/>
      <text:p text:style-name="P4">        <text:span text:style-name="T12">std::cout &lt;&lt; std::setprecision(</text:span><text:span text:style-name="T22">10</text:span><text:span text:style-name="T12">) &lt;&lt; result_on_cpu[i];</text:span></text:p>
      <text:p text:style-name="P4">        <text:span text:style-name="T15">if</text:span><text:span text:style-name="T12"> (i &lt; n - </text:span><text:span text:style-name="T22">1</text:span><text:span text:style-name="T12">)</text:span></text:p>
      <text:p text:style-name="P4">            <text:span text:style-name="T12">std::cout &lt;&lt; </text:span><text:span text:style-name="T18">" "</text:span><text:span text:style-name="T12">;</text:span></text:p>
      <text:p text:style-name="P4">        <text:span text:style-name="T15">else</text:span></text:p>
      <text:p text:style-name="P4">            <text:span text:style-name="T12">std::cout &lt;&lt; std::endl;</text:span></text:p>
      <text:p text:style-name="P4">    <text:span text:style-name="T12">}</text:span></text:p>
      <text:p text:style-name="P1"/>
      <text:p text:style-name="P4">    <text:span text:style-name="T12">free(arr1);</text:span></text:p>
      <text:p text:style-name="P4">    <text:span text:style-name="T12">free(arr2);</text:span></text:p>
      <text:p text:style-name="P4">    <text:span text:style-name="T12">free(result_on_cpu);</text:span></text:p>
      <text:p text:style-name="P4">    <text:span text:style-name="T12">CSC(cudaFree(dev_arr1));</text:span></text:p>
      <text:p text:style-name="P4">    <text:span text:style-name="T12">CSC(cudaFree(dev_arr2));</text:span></text:p>
      <text:p text:style-name="P1"><text:span text:style-name="T19">    </text:span><text:span text:style-name="T20">CSC(cudaFree(result_on_gpu));</text:span></text:p>
      <text:p text:style-name="P4">    <text:span text:style-name="T15">return</text:span><text:span text:style-name="T12"> </text:span><text:span text:style-name="T22">0</text:span><text:span text:style-name="T12">;</text:span></text:p>
      <text:p text:style-name="P2">}</text:p>
      <text:p text:style-name="P2"/>
      <text:p text:style-name="P11"/>
      <text:p text:style-name="normal"><text:span text:style-name="T3">Результаты</text:span></text:p>
      <text:list xml:id="list1824634543" text:style-name="WWNum2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T5">Отразить в виде таблички или графиков замеры времени работы ядер с различными конфигурациями (начиная с &lt;&lt;&lt; 1, 32 &gt;&gt;&gt; и как минимум до &lt;&lt;&lt; 1024, 1024 &gt;&gt;&gt;) и различными входными данными (небольшие тесты, средние и предельные). </text:span></text:p>
                    </text:list-item>
                    <text:list-item>
                      <text:p text:style-name="P26"><text:span text:style-name="T5">Произвести сравнение с </text:span><text:span text:style-name="T7">CPU</text:span><text:span text:style-name="T5"> (для этого нужно реализовать свой вариант ЛР без использования технологии </text:span><text:span text:style-name="T7">CUDA</text:span><text:span text:style-name="T5">). Время на копирование входных-выходных данных не учитывать, замерять только время работы самого алгоритма. </text:span></text:p>
                    </text:list-item>
                    <text:list-item>
                      <text:p text:style-name="P26"><text:span text:style-name="T5">Если программа подразумевает работу с изображениями, то необходимо наличие скриншотов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p text:style-name="normal"><text:span text:style-name="T3">Выводы</text:span></text:p>
      <text:p text:style-name="P21"><text:span text:style-name="T5">Описать область применения реализованного алгоритма. Указать типовые задачи, решаемые им. Оценить сложность программирования, кратко описать возникшие проблемы при решении задачи. Провести сравнение и объяснение полученных </text:span><text:soft-page-break/><text:span text:style-name="T5">результатов. <text:line-break/></text:span><text:span text:style-name="T8">В процессе решения возникали некоторые трудности — был получен time limit на 13 тесте. Пришлось делать ввод через функционал языка С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a</meta:initial-creator>
    <meta:editing-cycles>11</meta:editing-cycles>
    <meta:creation-date>2019-09-08T19:29:00</meta:creation-date>
    <dc:date>2019-10-23T23:06:44.299400780</dc:date>
    <meta:editing-duration>PT30M49S</meta:editing-duration>
    <meta:generator>LibreOffice/6.0.7.3$Linux_X86_64 LibreOffice_project/00m0$Build-3</meta:generator>
    <meta:document-statistic meta:table-count="0" meta:image-count="0" meta:object-count="0" meta:page-count="5" meta:paragraph-count="119" meta:word-count="579" meta:character-count="4829" meta:non-whitespace-character-count="39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